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75cm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3cm" draw:shadow="hidden"/>
    </style:style>
    <style:style style:name="gr6" style:family="graphic" style:parent-style-name="objectwithoutfill">
      <style:graphic-properties svg:stroke-width="0.081cm" svg:stroke-color="#dddddd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" style:family="graphic" style:parent-style-name="objectwithoutfill">
      <style:graphic-properties svg:stroke-width="0.081cm" svg:stroke-color="#cccccc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2cm" draw:shadow="hidden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8cm" draw:shadow="hidden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9cm" draw:shadow="hidden"/>
    </style:style>
    <style:style style:name="gr11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12" style:family="graphic" style:parent-style-name="standard">
      <style:graphic-properties draw:stroke="solid" svg:stroke-width="0.053cm" svg:stroke-color="#000000" draw:marker-start="Arrow" draw:marker-start-width="0.279cm" draw:marker-end-width="0.279cm" draw:fill="solid" draw:fill-color="#ffff66" draw:opacity="50%" draw:opacity-name="" draw:auto-grow-height="true" draw:auto-grow-width="false" fo:max-height="0cm" fo:min-height="1.001cm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16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1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87cm" fo:min-width="1.67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19" style:family="graphic" style:parent-style-name="standard">
      <style:graphic-properties svg:stroke-width="0.081cm" svg:stroke-color="#b2b2b2" draw:marker-start-width="0.629cm" draw:marker-end-width="0.629cm" draw:fill="solid" draw:fill-color="#ff9999" draw:textarea-vertical-align="middle" fo:padding-top="0.165cm" fo:padding-bottom="0.165cm" fo:padding-left="0.29cm" fo:padding-right="0.29cm" draw:shadow="hidden" draw:shadow-offset-x="0.203cm" draw:shadow-offset-y="0.20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5.2000007629395pt" style:font-size-asian="32pt" style:font-size-complex="32pt"/>
    </style:style>
    <style:style style:name="P3" style:family="paragraph">
      <style:text-properties fo:font-size="19.7999992370605pt"/>
    </style:style>
    <style:style style:name="P4" style:family="paragraph"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9.8999996185303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527cm" svg:height="1.768cm" svg:x="8.107cm" svg:y="12.399cm">
          <text:p/>
        </draw:rect>
        <draw:rect draw:style-name="gr1" draw:text-style-name="P1" draw:layer="layout" svg:width="2.528cm" svg:height="1.768cm" svg:x="11.392cm" svg:y="12.399cm">
          <text:p/>
        </draw:rect>
        <draw:rect draw:style-name="gr1" draw:text-style-name="P1" draw:layer="layout" svg:width="2.527cm" svg:height="1.768cm" svg:x="14.678cm" svg:y="12.399cm">
          <text:p/>
        </draw:rect>
        <draw:ellipse draw:style-name="gr2" draw:text-style-name="P1" draw:layer="layout" svg:width="2.78cm" svg:height="2.777cm" draw:transform="skewX (0.0237364778271229) rotate (0.0237364778271229) translate (9.318cm 6.52cm)">
          <text:p/>
        </draw:ellipse>
        <draw:rect draw:style-name="gr1" draw:text-style-name="P1" draw:layer="layout" svg:width="2.528cm" svg:height="1.768cm" svg:x="17.961cm" svg:y="12.399cm">
          <text:p/>
        </draw:rect>
        <draw:ellipse draw:style-name="gr2" draw:text-style-name="P1" draw:layer="layout" svg:width="2.78cm" svg:height="2.777cm" draw:transform="skewX (0.0237364778271229) rotate (0.0237364778271229) translate (16.195cm 6.62cm)">
          <text:p/>
        </draw:ellipse>
        <draw:line draw:style-name="gr3" draw:text-style-name="P1" draw:layer="layout" svg:x1="10.634cm" svg:y1="9.367cm" svg:x2="12.656cm" svg:y2="12.4cm">
          <text:p/>
        </draw:line>
        <draw:line draw:style-name="gr3" draw:text-style-name="P1" draw:layer="layout" svg:x1="17.459cm" svg:y1="9.367cm" svg:x2="15.69cm" svg:y2="12.4cm">
          <text:p/>
        </draw:line>
        <draw:line draw:style-name="gr3" draw:text-style-name="P1" draw:layer="layout" svg:x1="17.479cm" svg:y1="9.346cm" svg:x2="19.48cm" svg:y2="12.399cm">
          <text:p/>
        </draw:line>
        <draw:line draw:style-name="gr3" draw:text-style-name="P1" draw:layer="layout" svg:x1="10.615cm" svg:y1="9.346cm" svg:x2="9.119cm" svg:y2="12.399cm">
          <text:p/>
        </draw:line>
        <draw:rect draw:style-name="gr1" draw:text-style-name="P1" draw:layer="layout" svg:width="2.527cm" svg:height="1.768cm" svg:x="4.924cm" svg:y="12.399cm">
          <text:p/>
        </draw:rect>
        <draw:rect draw:style-name="gr1" draw:text-style-name="P1" draw:layer="layout" svg:width="2.527cm" svg:height="1.768cm" svg:x="21.141cm" svg:y="12.399cm">
          <text:p/>
        </draw:rect>
        <draw:rect draw:style-name="gr1" draw:text-style-name="P1" draw:layer="layout" svg:width="2.527cm" svg:height="1.768cm" svg:x="1.839cm" svg:y="12.399cm">
          <text:p/>
        </draw:rect>
        <draw:rect draw:style-name="gr1" draw:text-style-name="P1" draw:layer="layout" svg:width="2.527cm" svg:height="1.768cm" svg:x="24.027cm" svg:y="12.399cm">
          <text:p/>
        </draw:rect>
        <draw:line draw:style-name="gr3" draw:text-style-name="P1" draw:layer="layout" svg:x1="10.636cm" svg:y1="9.326cm" svg:x2="5.833cm" svg:y2="12.398cm">
          <text:p/>
        </draw:line>
        <draw:frame draw:style-name="gr4" draw:text-style-name="P2" draw:layer="layout" svg:width="1.256cm" svg:height="1.759cm" svg:x="10.13cm" svg:y="7.104cm">
          <draw:text-box>
            <text:p><text:span text:style-name="T1">B</text:span></text:p>
          </draw:text-box>
        </draw:frame>
        <draw:frame draw:style-name="gr5" draw:text-style-name="P2" draw:layer="layout" svg:width="1.319cm" svg:height="1.759cm" svg:x="16.971cm" svg:y="7.104cm">
          <draw:text-box>
            <text:p><text:span text:style-name="T1">C</text:span></text:p>
          </draw:text-box>
        </draw:frame>
        <draw:line draw:style-name="gr6" draw:text-style-name="P1" draw:layer="layout" svg:x1="10.614cm" svg:y1="9.346cm" svg:x2="15.688cm" svg:y2="12.399cm">
          <text:p/>
        </draw:line>
        <draw:line draw:style-name="gr7" draw:text-style-name="P1" draw:layer="layout" svg:x1="10.595cm" svg:y1="9.326cm" svg:x2="19.227cm" svg:y2="12.398cm">
          <text:p/>
        </draw:line>
        <draw:ellipse draw:style-name="gr2" draw:text-style-name="P1" draw:layer="layout" svg:width="2.78cm" svg:height="2.777cm" draw:transform="skewX (0.0237364778271229) rotate (0.0237364778271229) translate (3.449cm 6.52cm)">
          <text:p/>
        </draw:ellipse>
        <draw:frame draw:style-name="gr4" draw:text-style-name="P2" draw:layer="layout" svg:width="1.256cm" svg:height="1.759cm" svg:x="4.26cm" svg:y="7.104cm">
          <draw:text-box>
            <text:p><text:span text:style-name="T1">A</text:span></text:p>
          </draw:text-box>
        </draw:frame>
        <draw:ellipse draw:style-name="gr2" draw:text-style-name="P1" draw:layer="layout" svg:width="2.78cm" svg:height="2.777cm" draw:transform="skewX (0.0237364778271229) rotate (0.0237364778271229) translate (21.856cm 6.52cm)">
          <text:p/>
        </draw:ellipse>
        <draw:frame draw:style-name="gr8" draw:text-style-name="P2" draw:layer="layout" svg:width="1.319cm" svg:height="1.759cm" svg:x="22.667cm" svg:y="7.104cm">
          <draw:text-box>
            <text:p><text:span text:style-name="T1">D</text:span></text:p>
          </draw:text-box>
        </draw:frame>
        <draw:frame draw:style-name="gr9" draw:text-style-name="P3" draw:layer="layout" svg:width="0.891cm" svg:height="1.21cm" svg:x="2.71cm" svg:y="12.805cm">
          <draw:text-box>
            <text:p><text:span text:style-name="T2">1</text:span></text:p>
          </draw:text-box>
        </draw:frame>
        <draw:frame draw:style-name="gr10" draw:text-style-name="P3" draw:layer="layout" svg:width="0.891cm" svg:height="1.21cm" svg:x="5.742cm" svg:y="12.805cm">
          <draw:text-box>
            <text:p><text:span text:style-name="T2">2</text:span></text:p>
          </draw:text-box>
        </draw:frame>
        <draw:frame draw:style-name="gr10" draw:text-style-name="P3" draw:layer="layout" svg:width="0.891cm" svg:height="1.21cm" svg:x="8.866cm" svg:y="12.805cm">
          <draw:text-box>
            <text:p><text:span text:style-name="T2">3</text:span></text:p>
          </draw:text-box>
        </draw:frame>
        <draw:frame draw:style-name="gr10" draw:text-style-name="P3" draw:layer="layout" svg:width="0.891cm" svg:height="1.21cm" svg:x="12.313cm" svg:y="12.805cm">
          <draw:text-box>
            <text:p><text:span text:style-name="T2">4</text:span></text:p>
          </draw:text-box>
        </draw:frame>
        <draw:frame draw:style-name="gr9" draw:text-style-name="P3" draw:layer="layout" svg:width="0.891cm" svg:height="1.21cm" svg:x="15.437cm" svg:y="12.805cm">
          <draw:text-box>
            <text:p><text:span text:style-name="T2">5</text:span></text:p>
          </draw:text-box>
        </draw:frame>
        <draw:frame draw:style-name="gr9" draw:text-style-name="P3" draw:layer="layout" svg:width="0.891cm" svg:height="1.21cm" svg:x="18.884cm" svg:y="12.805cm">
          <draw:text-box>
            <text:p><text:span text:style-name="T2">6</text:span></text:p>
          </draw:text-box>
        </draw:frame>
        <draw:frame draw:style-name="gr9" draw:text-style-name="P3" draw:layer="layout" svg:width="0.891cm" svg:height="1.21cm" svg:x="22.008cm" svg:y="12.805cm">
          <draw:text-box>
            <text:p><text:span text:style-name="T2">7</text:span></text:p>
          </draw:text-box>
        </draw:frame>
        <draw:frame draw:style-name="gr9" draw:text-style-name="P3" draw:layer="layout" svg:width="0.891cm" svg:height="1.21cm" svg:x="24.788cm" svg:y="12.805cm">
          <draw:text-box>
            <text:p><text:span text:style-name="T2">8</text:span></text:p>
          </draw:text-box>
        </draw:frame>
        <draw:line draw:style-name="gr3" draw:text-style-name="P1" draw:layer="layout" svg:x1="4.823cm" svg:y1="9.266cm" svg:x2="0.02cm" svg:y2="12.338cm">
          <text:p/>
        </draw:line>
        <draw:line draw:style-name="gr3" draw:text-style-name="P1" draw:layer="layout" svg:x1="4.844cm" svg:y1="9.247cm" svg:x2="3.054cm" svg:y2="12.339cm">
          <text:p/>
        </draw:line>
        <draw:line draw:style-name="gr3" draw:text-style-name="P1" draw:layer="layout" svg:x1="23.271cm" svg:y1="9.266cm" svg:x2="22.513cm" svg:y2="12.358cm">
          <text:p/>
        </draw:line>
        <draw:line draw:style-name="gr3" draw:text-style-name="P1" draw:layer="layout" svg:x1="23.264cm" svg:y1="9.247cm" svg:x2="25.546cm" svg:y2="12.399cm">
          <text:p/>
        </draw:line>
        <draw:line draw:style-name="gr3" draw:text-style-name="P1" draw:layer="layout" svg:x1="23.264cm" svg:y1="9.247cm" svg:x2="28.073cm" svg:y2="12.3cm">
          <text:p/>
        </draw:line>
        <draw:ellipse draw:style-name="gr11" draw:text-style-name="P1" draw:layer="layout" svg:width="5.56cm" svg:height="3.791cm" svg:x="11.141cm" svg:y="4.465cm" draw:kind="arc" draw:start-angle="28.94" draw:end-angle="171.34">
          <text:p/>
        </draw:ellipse>
        <draw:frame draw:style-name="gr12" draw:text-style-name="P3" draw:layer="layout" svg:width="2.781cm" svg:height="1.303cm" draw:transform="rotate (0.628143997792759) translate (15.437cm 6.348cm)">
          <draw:text-box>
            <text:p><text:span text:style-name="T2"><text:s text:c="3"/></text:span><text:span text:style-name="T2">-CH</text:span><text:span text:style-name="T3">3</text:span></text:p>
          </draw:text-box>
        </draw:frame>
        <draw:g>
          <draw:rect draw:style-name="gr13" draw:text-style-name="P1" draw:layer="layout" svg:width="1.276cm" svg:height="1.302cm" svg:x="3.137cm" svg:y="0.931cm">
            <text:p/>
          </draw:rect>
          <draw:rect draw:style-name="gr14" draw:text-style-name="P1" draw:layer="layout" svg:width="1.275cm" svg:height="1.302cm" svg:x="4.393cm" svg:y="0.931cm">
            <text:p/>
          </draw:rect>
          <draw:rect draw:style-name="gr14" draw:text-style-name="P1" draw:layer="layout" svg:width="1.276cm" svg:height="1.302cm" svg:x="5.647cm" svg:y="0.931cm">
            <text:p/>
          </draw:rect>
          <draw:rect draw:style-name="gr14" draw:text-style-name="P1" draw:layer="layout" svg:width="1.275cm" svg:height="1.302cm" svg:x="6.903cm" svg:y="0.931cm">
            <text:p/>
          </draw:rect>
          <draw:rect draw:style-name="gr14" draw:text-style-name="P1" draw:layer="layout" svg:width="1.276cm" svg:height="1.303cm" svg:x="3.137cm" svg:y="2.162cm">
            <text:p/>
          </draw:rect>
          <draw:rect draw:style-name="gr15" draw:text-style-name="P1" draw:layer="layout" svg:width="1.275cm" svg:height="1.303cm" svg:x="4.393cm" svg:y="2.162cm">
            <text:p/>
          </draw:rect>
          <draw:rect draw:style-name="gr14" draw:text-style-name="P1" draw:layer="layout" svg:width="1.276cm" svg:height="1.303cm" svg:x="5.647cm" svg:y="2.162cm">
            <text:p/>
          </draw:rect>
          <draw:rect draw:style-name="gr14" draw:text-style-name="P1" draw:layer="layout" svg:width="1.275cm" svg:height="1.303cm" svg:x="6.903cm" svg:y="2.162cm">
            <text:p/>
          </draw:rect>
          <draw:rect draw:style-name="gr14" draw:text-style-name="P1" draw:layer="layout" svg:width="1.276cm" svg:height="1.303cm" svg:x="3.137cm" svg:y="3.393cm">
            <text:p/>
          </draw:rect>
          <draw:rect draw:style-name="gr16" draw:text-style-name="P1" draw:layer="layout" svg:width="1.275cm" svg:height="1.303cm" svg:x="4.393cm" svg:y="3.393cm">
            <text:p/>
          </draw:rect>
          <draw:rect draw:style-name="gr13" draw:text-style-name="P1" draw:layer="layout" svg:width="1.276cm" svg:height="1.303cm" svg:x="5.647cm" svg:y="3.393cm">
            <text:p/>
          </draw:rect>
          <draw:rect draw:style-name="gr14" draw:text-style-name="P1" draw:layer="layout" svg:width="1.275cm" svg:height="1.303cm" svg:x="6.903cm" svg:y="3.393cm">
            <text:p/>
          </draw:rect>
          <draw:rect draw:style-name="gr14" draw:text-style-name="P1" draw:layer="layout" svg:width="1.276cm" svg:height="1.303cm" svg:x="3.137cm" svg:y="4.606cm">
            <text:p/>
          </draw:rect>
          <draw:rect draw:style-name="gr14" draw:text-style-name="P1" draw:layer="layout" svg:width="1.275cm" svg:height="1.303cm" svg:x="4.393cm" svg:y="4.606cm">
            <text:p/>
          </draw:rect>
          <draw:rect draw:style-name="gr14" draw:text-style-name="P1" draw:layer="layout" svg:width="1.276cm" svg:height="1.303cm" svg:x="5.647cm" svg:y="4.606cm">
            <text:p/>
          </draw:rect>
          <draw:rect draw:style-name="gr13" draw:text-style-name="P1" draw:layer="layout" svg:width="1.275cm" svg:height="1.303cm" svg:x="6.903cm" svg:y="4.606cm">
            <text:p/>
          </draw:rect>
          <draw:frame draw:style-name="gr17" draw:text-style-name="P4" draw:layer="layout" svg:width="2.173cm" svg:height="1.137cm" svg:x="0.338cm" svg:y="2.671cm">
            <draw:text-box>
              <text:p><text:span text:style-name="T2">TM =</text:span></text:p>
            </draw:text-box>
          </draw:frame>
          <draw:frame draw:style-name="gr18" draw:layer="layout" svg:width="0.925cm" svg:height="1.049cm" svg:x="3.326cm" svg:y="0cm">
            <draw:text-box>
              <text:p>A</text:p>
            </draw:text-box>
          </draw:frame>
          <draw:frame draw:style-name="gr18" draw:layer="layout" svg:width="0.925cm" svg:height="1.049cm" svg:x="4.627cm" svg:y="0cm">
            <draw:text-box>
              <text:p>B</text:p>
            </draw:text-box>
          </draw:frame>
          <draw:frame draw:style-name="gr18" draw:layer="layout" svg:width="0.959cm" svg:height="1.049cm" svg:x="5.828cm" svg:y="0cm">
            <draw:text-box>
              <text:p>C</text:p>
            </draw:text-box>
          </draw:frame>
          <draw:frame draw:style-name="gr18" draw:layer="layout" svg:width="0.959cm" svg:height="1.049cm" svg:x="2.229cm" svg:y="4.8cm">
            <draw:text-box>
              <text:p>D</text:p>
            </draw:text-box>
          </draw:frame>
          <draw:frame draw:style-name="gr18" draw:layer="layout" svg:width="0.925cm" svg:height="1.049cm" svg:x="2.227cm" svg:y="1.2cm">
            <draw:text-box>
              <text:p>A</text:p>
            </draw:text-box>
          </draw:frame>
          <draw:frame draw:style-name="gr18" draw:layer="layout" svg:width="0.925cm" svg:height="1.049cm" svg:x="2.228cm" svg:y="2.3cm">
            <draw:text-box>
              <text:p>B</text:p>
            </draw:text-box>
          </draw:frame>
          <draw:frame draw:style-name="gr18" draw:layer="layout" svg:width="0.959cm" svg:height="1.049cm" svg:x="2.229cm" svg:y="3.5cm">
            <draw:text-box>
              <text:p>C</text:p>
            </draw:text-box>
          </draw:frame>
          <draw:frame draw:style-name="gr18" draw:layer="layout" svg:width="0.959cm" svg:height="1.049cm" svg:x="7.129cm" svg:y="0cm">
            <draw:text-box>
              <text:p>D</text:p>
            </draw:text-box>
          </draw:frame>
        </draw:g>
        <draw:rect draw:style-name="gr19" draw:text-style-name="P1" draw:layer="layout" svg:width="2.527cm" svg:height="1.768cm" svg:x="-1.359cm" svg:y="12.399cm">
          <text:p/>
        </draw:rect>
        <draw:rect draw:style-name="gr19" draw:text-style-name="P1" draw:layer="layout" svg:width="2.527cm" svg:height="1.768cm" svg:x="27.147cm" svg:y="12.381cm">
          <text:p/>
        </draw:rect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4.6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848cm" svg:x="1cm" svg:y="3.496cm"/>
      <draw:page-thumbnail draw:layer="backgroundobjects" svg:width="9.294cm" svg:height="4.848cm" svg:x="1cm" svg:y="11.544cm"/>
      <draw:page-thumbnail draw:layer="backgroundobjects" svg:width="9.294cm" svg:height="4.848cm" svg:x="1cm" svg:y="19.592cm"/>
      <draw:page-thumbnail draw:layer="backgroundobjects" svg:width="9.294cm" svg:height="4.848cm" svg:x="11.295cm" svg:y="3.496cm"/>
      <draw:page-thumbnail draw:layer="backgroundobjects" svg:width="9.294cm" svg:height="4.848cm" svg:x="11.295cm" svg:y="11.544cm"/>
      <draw:page-thumbnail draw:layer="backgroundobjects" svg:width="9.294cm" svg:height="4.848cm" svg:x="11.295cm" svg:y="19.59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4cm" presentation:class="title" presentation:placeholder="true">
        <draw:text-box/>
      </draw:frame>
      <draw:frame presentation:style-name="Default-outline1" draw:layer="backgroundobjects" svg:width="25.199cm" svg:height="12.179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5:11:06.144699201</meta:creation-date>
    <dc:date>2017-04-27T12:23:53.242145086</dc:date>
    <meta:editing-duration>PT2M38S</meta:editing-duration>
    <meta:editing-cycles>5</meta:editing-cycles>
    <meta:generator>LibreOffice/4.2.8.2$Linux_X86_64 LibreOffice_project/420m0$Build-2</meta:generator>
    <meta:document-statistic meta:object-count="89"/>
  </office:meta>
</office:document-meta>
</file>